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normal" officeooo:paragraph-rsid="0005d227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style:font-name="Arial" fo:font-size="11pt" fo:font-weight="normal" officeooo:paragraph-rsid="0007ed8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fo:font-weight="normal" officeooo:paragraph-rsid="0009c12b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style="italic" fo:font-weight="bold" officeooo:paragraph-rsid="0009c12b" style:font-size-asian="9.60000038146973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text-properties style:font-name="Arial" fo:font-size="11pt" fo:font-style="normal" fo:font-weight="normal" officeooo:paragraph-rsid="000b4c4f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style="normal" fo:font-weight="bold" officeooo:paragraph-rsid="000c415b" style:font-size-asian="9.60000038146973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7ed84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rsid="0007ed84" officeooo:paragraph-rsid="0007ed8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0ed182" officeooo:paragraph-rsid="0014ed57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normal" fo:font-weight="normal" officeooo:rsid="000bbca3" officeooo:paragraph-rsid="000bbca3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rsid="000c415b" officeooo:paragraph-rsid="000c415b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Arial" fo:font-size="11pt" fo:font-style="normal" fo:font-weight="normal" officeooo:rsid="000ed182" officeooo:paragraph-rsid="00139935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paragraph-rsid="000c415b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7">
      <style:text-properties style:font-name="Arial" fo:font-size="11pt" fo:font-style="normal" fo:font-weight="normal" officeooo:rsid="000de1cb" officeooo:paragraph-rsid="0013204e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Arial" fo:font-size="11pt" fo:font-style="normal" fo:font-weight="normal" officeooo:rsid="000de1cb" officeooo:paragraph-rsid="0013204e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7">
      <style:text-properties style:font-name="Arial" fo:font-size="11pt" fo:font-style="normal" fo:font-weight="normal" officeooo:rsid="000de1cb" officeooo:paragraph-rsid="0013204e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Arial" fo:font-size="11pt" fo:font-style="normal" fo:font-weight="normal" officeooo:rsid="000ed182" officeooo:paragraph-rsid="0014ed57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normal" fo:font-weight="bold" officeooo:rsid="000c415b" officeooo:paragraph-rsid="000c415b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0bbca3" officeooo:paragraph-rsid="000b4c4f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0ed182" officeooo:paragraph-rsid="0014ed57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officeooo:rsid="0007ed84" officeooo:paragraph-rsid="0007ed84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officeooo:rsid="0005d227" officeooo:paragraph-rsid="0005d227" style:font-size-asian="9.60000038146973pt" style:font-size-complex="11pt"/>
    </style:style>
    <style:style style:name="P23" style:family="paragraph" style:parent-style-name="Standard">
      <style:text-properties style:font-name="Arial" fo:font-size="11pt" officeooo:rsid="0007e6eb" officeooo:paragraph-rsid="0005d227" style:font-size-asian="9.60000038146973pt" style:font-size-complex="11pt"/>
    </style:style>
    <style:style style:name="P24" style:family="paragraph" style:parent-style-name="Standard">
      <style:text-properties style:font-name="Arial" fo:font-size="11pt" officeooo:rsid="0007e6eb" officeooo:paragraph-rsid="0012d8a2" style:font-size-asian="9.60000038146973pt" style:font-size-complex="11pt"/>
    </style:style>
    <style:style style:name="P25" style:family="paragraph" style:parent-style-name="Standard" style:list-style-name="L1">
      <style:text-properties style:font-name="Arial" fo:font-size="11pt" officeooo:paragraph-rsid="0007e6eb" style:font-size-asian="9.60000038146973pt" style:font-size-complex="11pt"/>
    </style:style>
    <style:style style:name="P26" style:family="paragraph" style:parent-style-name="Standard" style:list-style-name="L1">
      <style:text-properties style:font-name="Arial" fo:font-size="11pt" officeooo:paragraph-rsid="0013204e" style:font-size-asian="9.60000038146973pt" style:font-size-complex="11pt"/>
    </style:style>
    <style:style style:name="P27" style:family="paragraph" style:parent-style-name="Standard">
      <style:text-properties style:font-name="Arial" fo:font-size="11pt" officeooo:paragraph-rsid="0012d8a2" style:font-size-asian="9.60000038146973pt" style:font-size-complex="11pt"/>
    </style:style>
    <style:style style:name="P28" style:family="paragraph" style:parent-style-name="Standard">
      <style:text-properties style:font-name="Arial" fo:font-size="11pt" officeooo:paragraph-rsid="0007e6eb" style:font-size-asian="9.60000038146973pt" style:font-size-complex="11pt"/>
    </style:style>
    <style:style style:name="P29" style:family="paragraph" style:parent-style-name="Standard">
      <style:text-properties style:font-name="Arial" fo:font-size="11pt" officeooo:paragraph-rsid="0013204e" style:font-size-asian="9.60000038146973pt" style:font-size-complex="11pt"/>
    </style:style>
    <style:style style:name="P30" style:family="paragraph" style:parent-style-name="Standard">
      <style:text-properties style:font-name="Arial" fo:font-size="11pt" fo:font-weight="bold" officeooo:rsid="0007ed84" officeooo:paragraph-rsid="0007ed84" style:font-size-asian="9.60000038146973pt" style:font-weight-asian="bold" style:font-size-complex="11pt" style:font-weight-complex="bold"/>
    </style:style>
    <style:style style:name="P31" style:family="paragraph" style:parent-style-name="Standard">
      <style:text-properties style:font-name="Arial" fo:font-size="11pt" fo:font-weight="bold" officeooo:rsid="000de1cb" officeooo:paragraph-rsid="000b4c4f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Arial" fo:font-size="11pt" fo:font-weight="normal" officeooo:rsid="0009c12b" officeooo:paragraph-rsid="0007ed84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style:font-name="Arial" fo:font-size="11pt" fo:font-weight="normal" officeooo:rsid="0009c12b" officeooo:paragraph-rsid="0009c12b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style:font-name="Arial" fo:font-size="11pt" fo:font-weight="normal" officeooo:rsid="0007e6eb" officeooo:paragraph-rsid="0005d227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1">
      <style:text-properties style:font-name="Arial" fo:font-size="11pt" fo:font-weight="normal" officeooo:rsid="0007e6eb" officeooo:paragraph-rsid="0007e6eb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style:font-name="Arial" fo:font-size="11pt" fo:font-weight="normal" officeooo:rsid="000b4c4f" officeooo:paragraph-rsid="0007ed84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style:font-name="Arial" fo:font-size="11pt" fo:font-weight="normal" officeooo:rsid="000b4c4f" officeooo:paragraph-rsid="0013204e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style:font-name="Arial" fo:font-size="11pt" fo:font-weight="normal" officeooo:rsid="0007ed84" officeooo:paragraph-rsid="0013204e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style:font-name="Arial" fo:font-size="11pt" fo:font-weight="normal" officeooo:rsid="000de1cb" officeooo:paragraph-rsid="0013204e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style:font-name="Arial" fo:font-size="11pt" fo:font-style="italic" fo:font-weight="bold" officeooo:rsid="0009c12b" officeooo:paragraph-rsid="0009c12b" style:font-size-asian="9.60000038146973pt" style:font-style-asian="italic" style:font-weight-asian="bold" style:font-size-complex="11pt" style:font-style-complex="italic" style:font-weight-complex="bold"/>
    </style:style>
    <style:style style:name="P41" style:family="paragraph" style:parent-style-name="Standard">
      <style:text-properties style:font-name="Arial" fo:font-size="11pt" fo:font-style="italic" fo:font-weight="bold" officeooo:paragraph-rsid="0009c12b" style:font-size-asian="9.60000038146973pt" style:font-style-asian="italic" style:font-weight-asian="bold" style:font-size-complex="11pt" style:font-style-complex="italic" style:font-weight-complex="bold"/>
    </style:style>
    <style:style style:name="P42" style:family="paragraph" style:parent-style-name="Standard">
      <style:text-properties style:font-name="Arial" fo:font-size="11pt" fo:font-style="italic" fo:font-weight="bold" officeooo:paragraph-rsid="00139935" style:font-size-asian="9.60000038146973pt" style:font-style-asian="italic" style:font-weight-asian="bold" style:font-size-complex="11pt" style:font-style-complex="italic" style:font-weight-complex="bold"/>
    </style:style>
    <style:style style:name="P43" style:family="paragraph" style:parent-style-name="Standard">
      <style:text-properties style:font-name="Arial" fo:font-size="11pt" officeooo:rsid="000ed182" officeooo:paragraph-rsid="0013204e" style:font-size-asian="11pt" style:font-size-complex="11pt"/>
    </style:style>
    <style:style style:name="P44" style:family="paragraph" style:parent-style-name="Standard" style:list-style-name="L6">
      <style:text-properties style:font-name="Arial" fo:font-size="11pt" officeooo:rsid="000e1b77" officeooo:paragraph-rsid="0013204e" style:font-size-asian="11pt" style:font-size-complex="11pt"/>
    </style:style>
    <style:style style:name="P45" style:family="paragraph" style:parent-style-name="Standard" style:list-style-name="L3">
      <style:text-properties style:font-name="Arial" fo:font-size="11pt" officeooo:rsid="000e1b77" officeooo:paragraph-rsid="0013204e" style:font-size-asian="11pt" style:font-size-complex="11pt"/>
    </style:style>
    <style:style style:name="P46" style:family="paragraph" style:parent-style-name="Standard" style:list-style-name="L6">
      <style:text-properties style:font-name="Arial" fo:font-size="11pt" officeooo:rsid="000d5f0b" officeooo:paragraph-rsid="0013204e" style:font-size-asian="11pt" style:font-size-complex="11pt"/>
    </style:style>
    <style:style style:name="P47" style:family="paragraph" style:parent-style-name="Standard" style:list-style-name="L3">
      <style:text-properties style:font-name="Arial" fo:font-size="11pt" officeooo:paragraph-rsid="0013204e" style:font-size-asian="11pt" style:font-size-complex="11pt"/>
    </style:style>
    <style:style style:name="P48" style:family="paragraph" style:parent-style-name="Standard" style:list-style-name="L1">
      <style:text-properties officeooo:paragraph-rsid="001608ed"/>
    </style:style>
    <style:style style:name="P49" style:family="paragraph" style:parent-style-name="Standard" style:list-style-name="L3">
      <style:text-properties officeooo:paragraph-rsid="0013204e"/>
    </style:style>
    <style:style style:name="P50" style:family="paragraph" style:parent-style-name="Standard">
      <style:text-properties officeooo:paragraph-rsid="001608ed"/>
    </style:style>
    <style:style style:name="T1" style:family="text">
      <style:text-properties officeooo:rsid="0005d227"/>
    </style:style>
    <style:style style:name="T2" style:family="text">
      <style:text-properties fo:font-weight="bold" officeooo:rsid="0005d227" style:font-weight-asian="bold" style:font-weight-complex="bold"/>
    </style:style>
    <style:style style:name="T3" style:family="text">
      <style:text-properties fo:font-weight="bold" officeooo:rsid="0007ed84" style:font-weight-asian="bold" style:font-weight-complex="bold"/>
    </style:style>
    <style:style style:name="T4" style:family="text">
      <style:text-properties fo:font-weight="bold" officeooo:rsid="0009c12b" style:font-weight-asian="bold" style:font-weight-complex="bold"/>
    </style:style>
    <style:style style:name="T5" style:family="text">
      <style:text-properties fo:font-weight="bold" officeooo:rsid="000b4c4f" style:font-weight-asian="bold" style:font-weight-complex="bold"/>
    </style:style>
    <style:style style:name="T6" style:family="text">
      <style:text-properties fo:font-weight="bold" officeooo:rsid="000bbca3" style:font-weight-asian="bold" style:font-weight-complex="bold"/>
    </style:style>
    <style:style style:name="T7" style:family="text">
      <style:text-properties fo:font-weight="bold" officeooo:rsid="000ed182" style:font-weight-asian="bold" style:font-weight-complex="bold"/>
    </style:style>
    <style:style style:name="T8" style:family="text">
      <style:text-properties fo:font-style="italic" fo:font-weight="bold" officeooo:rsid="0005d227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7e6eb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2d8a2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3204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608e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012d8a2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7e6eb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3204e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608ed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13204e" style:font-style-asian="italic" style:font-style-complex="italic"/>
    </style:style>
    <style:style style:name="T18" style:family="text">
      <style:text-properties fo:font-style="italic" officeooo:rsid="0007e6eb" style:font-style-asian="italic" style:font-style-complex="italic"/>
    </style:style>
    <style:style style:name="T19" style:family="text">
      <style:text-properties fo:font-style="italic" officeooo:rsid="0012d8a2" style:font-style-asian="italic" style:font-style-complex="italic"/>
    </style:style>
    <style:style style:name="T20" style:family="text">
      <style:text-properties fo:font-weight="normal" officeooo:rsid="0007e6eb" style:font-weight-asian="normal" style:font-weight-complex="normal"/>
    </style:style>
    <style:style style:name="T21" style:family="text">
      <style:text-properties fo:font-weight="normal" officeooo:rsid="000b4c4f" style:font-weight-asian="normal" style:font-weight-complex="normal"/>
    </style:style>
    <style:style style:name="T22" style:family="text">
      <style:text-properties fo:font-weight="normal" officeooo:rsid="000c415b" style:font-weight-asian="normal" style:font-weight-complex="normal"/>
    </style:style>
    <style:style style:name="T23" style:family="text">
      <style:text-properties fo:font-weight="normal" officeooo:rsid="000ed182" style:font-weight-asian="normal" style:font-weight-complex="normal"/>
    </style:style>
    <style:style style:name="T24" style:family="text">
      <style:text-properties fo:font-weight="normal" officeooo:rsid="0012d8a2" style:font-weight-asian="normal" style:font-weight-complex="normal"/>
    </style:style>
    <style:style style:name="T25" style:family="text">
      <style:text-properties fo:font-weight="normal" officeooo:rsid="0013204e" style:font-weight-asian="normal" style:font-weight-complex="normal"/>
    </style:style>
    <style:style style:name="T26" style:family="text">
      <style:text-properties fo:font-weight="normal" officeooo:rsid="000de1cb" style:font-weight-asian="normal" style:font-weight-complex="normal"/>
    </style:style>
    <style:style style:name="T27" style:family="text">
      <style:text-properties fo:font-weight="normal" officeooo:rsid="000e1b77" style:font-weight-asian="normal" style:font-weight-complex="normal"/>
    </style:style>
    <style:style style:name="T28" style:family="text">
      <style:text-properties fo:font-weight="normal" officeooo:rsid="000d5f0b" style:font-weight-asian="normal" style:font-weight-complex="normal"/>
    </style:style>
    <style:style style:name="T29" style:family="text">
      <style:text-properties fo:font-weight="normal" officeooo:rsid="001608ed" style:font-weight-asian="normal" style:font-weight-complex="normal"/>
    </style:style>
    <style:style style:name="T30" style:family="text">
      <style:text-properties fo:font-style="normal" fo:font-weight="normal" officeooo:rsid="0012d8a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608ed" style:font-style-asian="normal" style:font-weight-asian="normal" style:font-style-complex="normal" style:font-weight-complex="normal"/>
    </style:style>
    <style:style style:name="T32" style:family="text">
      <style:text-properties officeooo:rsid="0007e6eb"/>
    </style:style>
    <style:style style:name="T33" style:family="text">
      <style:text-properties style:font-name="Arial" fo:font-size="11pt" fo:font-weight="normal" officeooo:rsid="000b4c4f" style:font-size-asian="9.60000038146973pt" style:font-weight-asian="normal" style:font-size-complex="11pt" style:font-weight-complex="normal"/>
    </style:style>
    <style:style style:name="T34" style:family="text">
      <style:text-properties style:font-name="Arial" fo:font-size="11pt" fo:font-weight="normal" officeooo:rsid="000de1cb" style:font-size-asian="11pt" style:font-weight-asian="normal" style:font-size-complex="11pt" style:font-weight-complex="normal"/>
    </style:style>
    <style:style style:name="T35" style:family="text">
      <style:text-properties style:font-name="Arial" fo:font-size="11pt" fo:font-weight="normal" officeooo:rsid="000e1b77" style:font-size-asian="11pt" style:font-weight-asian="normal" style:font-size-complex="11pt" style:font-weight-complex="normal"/>
    </style:style>
    <style:style style:name="T36" style:family="text">
      <style:text-properties style:font-name="Arial" fo:font-size="11pt" fo:font-weight="normal" officeooo:rsid="000d5f0b" style:font-size-asian="11pt" style:font-weight-asian="normal" style:font-size-complex="11pt" style:font-weight-complex="normal"/>
    </style:style>
    <style:style style:name="T37" style:family="text">
      <style:text-properties style:font-name="Arial" fo:font-size="11pt" fo:font-weight="normal" officeooo:rsid="001608ed" style:font-size-asian="11pt" style:font-weight-asian="normal" style:font-size-complex="11pt" style:font-weight-complex="normal"/>
    </style:style>
    <style:style style:name="T38" style:family="text">
      <style:text-properties style:font-name="Arial" fo:font-size="11pt" officeooo:rsid="000de1cb" style:font-size-asian="11pt" style:font-size-complex="11pt"/>
    </style:style>
    <style:style style:name="T39" style:family="text">
      <style:text-properties style:font-name="Arial" fo:font-size="11pt" officeooo:rsid="000e1b77" style:font-size-asian="11pt" style:font-size-complex="11pt"/>
    </style:style>
    <style:style style:name="T40" style:family="text">
      <style:text-properties style:font-name="Arial" fo:font-size="11pt" officeooo:rsid="00139935" style:font-size-asian="11pt" style:font-size-complex="11pt"/>
    </style:style>
    <style:style style:name="T41" style:family="text">
      <style:text-properties officeooo:rsid="0007ed84"/>
    </style:style>
    <style:style style:name="T42" style:family="text">
      <style:text-properties officeooo:rsid="0009c12b"/>
    </style:style>
    <style:style style:name="T43" style:family="text">
      <style:text-properties officeooo:rsid="000b4c4f"/>
    </style:style>
    <style:style style:name="T44" style:family="text">
      <style:text-properties officeooo:rsid="000bbca3"/>
    </style:style>
    <style:style style:name="T45" style:family="text">
      <style:text-properties officeooo:rsid="000c415b"/>
    </style:style>
    <style:style style:name="T46" style:family="text">
      <style:text-properties officeooo:rsid="0012d8a2"/>
    </style:style>
    <style:style style:name="T47" style:family="text">
      <style:text-properties officeooo:rsid="0013204e"/>
    </style:style>
    <style:style style:name="T48" style:family="text">
      <style:text-properties officeooo:rsid="000de1cb"/>
    </style:style>
    <style:style style:name="T49" style:family="text">
      <style:text-properties officeooo:rsid="000e1b77"/>
    </style:style>
    <style:style style:name="T50" style:family="text">
      <style:text-properties officeooo:rsid="00139935"/>
    </style:style>
    <style:style style:name="T51" style:family="text">
      <style:text-properties officeooo:rsid="0014ed57"/>
    </style:style>
    <style:style style:name="T52" style:family="text">
      <style:text-properties officeooo:rsid="0015e9b3"/>
    </style:style>
    <style:style style:name="T53" style:family="text">
      <style:text-properties officeooo:rsid="001608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4">Grace </text:span><text:span text:style-name="T41">Package Manager Specification</text:span></text:p>
      <text:p text:style-name="P8"/>
      <text:p text:style-name="P10"/>
      <text:p text:style-name="P18">I<text:tab/>BASIC CONCEPTS</text:p>
      <text:p text:style-name="P18"/>
      <text:p text:style-name="P6"><text:span text:style-name="T45"><text:tab/></text:span><text:span text:style-name="T22">Package in grace: </text:span></text:p>
      <text:p text:style-name="P11"/>
      <text:p text:style-name="P13"><text:span text:style-name="T45"><text:tab/><text:tab/>A bundle of .grace </text:span><text:span text:style-name="T46">f</text:span><text:span text:style-name="T45">iles together with a package descriptor. </text:span></text:p>
      <text:p text:style-name="P21"/>
      <text:p text:style-name="P2"><text:span text:style-name="T7">II</text:span><text:span text:style-name="T1"><text:tab/></text:span><text:span text:style-name="T3">OVERVIEW</text:span></text:p>
      <text:p text:style-name="P30"/>
      <text:p text:style-name="P2"><text:span text:style-name="T3"><text:tab/></text:span><text:span text:style-name="T42">Grace Package Manager to be a standalone tool that can be run from the command line <text:tab/>(and may have a graphical interface in the future). Gpm can be given a range of command <text:tab/>line arguments </text:span><text:span text:style-name="T53">and options.</text:span></text:p>
      <text:p text:style-name="P32"/>
      <text:p text:style-name="P33"><text:tab/><text:tab/>gpm list <text:tab/><text:tab/><text:tab/>- lists currently installed packages </text:p>
      <text:p text:style-name="P33"><text:tab/><text:tab/><text:span text:style-name="T46">gpm get <text:tab/><text:tab/><text:tab/>- downloads a package or file and all dependencies</text:span></text:p>
      <text:p text:style-name="P33"><text:tab/><text:tab/>gpm <text:span text:style-name="T46">build</text:span> <text:tab/><text:tab/><text:tab/>- installs package from specified url </text:p>
      <text:p text:style-name="P33"><text:tab/><text:tab/>gpm <text:span text:style-name="T46">install</text:span> <text:tab/><text:tab/><text:tab/>- updates package from specified url</text:p>
      <text:p text:style-name="P3"><text:span text:style-name="T42"><text:tab/><text:tab/>gpm bundle<text:tab/><text:tab/><text:tab/></text:span><text:span text:style-name="T43">- generates package and package descriptor</text:span></text:p>
      <text:p text:style-name="P33"><text:tab/><text:tab/>gpm help <text:tab/><text:tab/><text:tab/>- lists command line arguments</text:p>
      <text:p text:style-name="P33"/>
      <text:p text:style-name="P33"><text:tab/><text:span text:style-name="T51">Broadly modelled on </text:span><text:span text:style-name="T53">G</text:span><text:span text:style-name="T51">o package manager and node.js npm.</text:span></text:p>
      <text:p text:style-name="P33"><text:tab/></text:p>
      <text:p text:style-name="P1"><text:span text:style-name="T5">I</text:span><text:span text:style-name="T2">I</text:span><text:span text:style-name="T7">I</text:span><text:span text:style-name="T1"><text:tab/></text:span><text:span text:style-name="T4">SPECIFIC FUNCTIONALITY</text:span></text:p>
      <text:p text:style-name="P22"/>
      <text:p text:style-name="P27"><text:span text:style-name="T8">A.<text:tab/></text:span><text:span text:style-name="T10">get</text:span></text:p>
      <text:p text:style-name="P27"><text:span text:style-name="T10"/></text:p>
      <text:p text:style-name="P27"><text:span text:style-name="T8"><text:tab/></text:span><text:span text:style-name="T10">get [file]</text:span></text:p>
      <text:p text:style-name="P27"><text:span text:style-name="T10"/></text:p>
      <text:p text:style-name="P24"><text:span text:style-name="T10"><text:tab/><text:tab/></text:span><text:span text:style-name="T13">gpm get dogepath.com/wowfiles/wow.grace</text:span></text:p>
      <text:p text:style-name="P27"><text:span text:style-name="T10"><text:tab/></text:span></text:p>
      <text:p text:style-name="P27"><text:span text:style-name="T10"><text:tab/></text:span><text:span text:style-name="T31">In this example t</text:span><text:span text:style-name="T30">he package manager will download wow.grace, work through all files <text:tab/>imported by wow.grace, and recursively download all necessary dependencies (unless <text:tab/>already installed on the local machine). </text:span></text:p>
      <text:p text:style-name="P27"><text:span text:style-name="T30"><text:tab/></text:span></text:p>
      <text:p text:style-name="P27"><text:span text:style-name="T30"><text:tab/>Each downloaded file will be placed in a directory structure in .local/lib/share/[package] that <text:tab/>mirrors the download location.</text:span></text:p>
      <text:p text:style-name="P27"><text:span text:style-name="T10"/></text:p>
      <text:p text:style-name="P27"><text:span text:style-name="T10"><text:tab/>get [p</text:span><text:span text:style-name="T8">ackage</text:span><text:span text:style-name="T10">]</text:span></text:p>
      <text:p text:style-name="P23"/>
      <text:p text:style-name="P28"><text:span text:style-name="T32"><text:tab/><text:tab/>gpm </text:span><text:span text:style-name="T46">get</text:span><text:span text:style-name="T32"> github.com/coolpackage/cool.tar.gz</text:span></text:p>
      <text:p text:style-name="P34"><text:tab/></text:p>
      <text:list xml:id="list2255590171" text:style-name="L1">
        <text:list-item>
          <text:p text:style-name="P25"><text:span text:style-name="T20">Download</text:span><text:span text:style-name="T24">s</text:span><text:span text:style-name="T20"> and unpack</text:span><text:span text:style-name="T25">s</text:span><text:span text:style-name="T20"> tarball </text:span></text:p>
          <text:p text:style-name="P35"/>
        </text:list-item>
        <text:list-item>
          <text:p text:style-name="P26"><text:span text:style-name="T20">Package descriptor file required to be in package tarball. Package descriptor </text:span><text:span text:style-name="T25">(pkg.grace) is a dialect that returns a module containing the necessary information for the package:</text:span></text:p>
        </text:list-item>
      </text:list>
      <text:list xml:id="list1002614673" text:style-name="L6">
        <text:list-item>
          <text:list>
            <text:list-item>
              <text:p text:style-name="P46">name</text:p>
            </text:list-item>
            <text:list-item>
              <text:p text:style-name="P44">Exectuable Info </text:p>
              <text:list>
                <text:list-item>
                  <text:p text:style-name="P44">main file (compiler.grace)</text:p>
                </text:list-item>
                <text:list-item>
                  <text:p text:style-name="P44">compilation options (--module)</text:p>
                </text:list-item>
                <text:list-item>
                  <text:p text:style-name="P44">external dependencies </text:p>
                </text:list-item>
              </text:list>
            </text:list-item>
            <text:list-item>
              <text:p text:style-name="P44">Installation Info</text:p>
              <text:list>
                <text:list-item>
                  <text:p text:style-name="P44">src </text:p>
                </text:list-item>
                <text:list-item>
                  <text:p text:style-name="P44"><text:span text:style-name="T25">external dependencies.</text:span></text:p>
                </text:list-item>
              </text:list>
            </text:list-item>
          </text:list>
        </text:list-item>
      </text:list>
      <text:p text:style-name="P29"><text:soft-page-break/><text:span text:style-name="T25"/></text:p>
      <text:p text:style-name="P28"><text:span text:style-name="T20"><text:tab/></text:span><text:span text:style-name="T11">get -build [package]</text:span></text:p>
      <text:p text:style-name="P28"><text:span text:style-name="T11"/></text:p>
      <text:p text:style-name="P29"><text:span text:style-name="T11"><text:tab/><text:tab/></text:span><text:span text:style-name="T14">gpm </text:span><text:span text:style-name="T13">get</text:span><text:span text:style-name="T14"> </text:span><text:span text:style-name="T15">-build </text:span><text:span text:style-name="T14">github.com/coolpackage/cool.tar.gz</text:span></text:p>
      <text:p text:style-name="P29"><text:span text:style-name="T9"/></text:p>
      <text:list xml:id="list1943884769" text:continue-list="list2255590171" text:style-name="L1">
        <text:list-item text:start-value="1">
          <text:p text:style-name="P26"><text:span text:style-name="T25">Downloads remote package (if not remote, get not required here)</text:span></text:p>
          <text:p text:style-name="P26"><text:span text:style-name="T25"/></text:p>
        </text:list-item>
        <text:list-item>
          <text:p text:style-name="P26"><text:span text:style-name="T20">If new package, unpack package into usr/lib/grace/</text:span><text:span text:style-name="T23">[PACKAGE NAME]</text:span><text:span text:style-name="T21"> where the package name is defined by the package descriptor.</text:span></text:p>
          <text:p text:style-name="P26"><text:span text:style-name="T21"/></text:p>
        </text:list-item>
        <text:list-item>
          <text:p text:style-name="P48"><text:span text:style-name="T33">Evaluates package descriptor to determine additional dependencies. </text:span></text:p>
          <text:p text:style-name="P48"><text:span text:style-name="T33"/></text:p>
        </text:list-item>
        <text:list-item>
          <text:p text:style-name="P48"><text:span text:style-name="T34">Compiles modules within tarball, </text:span><text:span text:style-name="T35">along with external dependencies,</text:span><text:span text:style-name="T34"> into dist/exec/$name and dist/lib/$name folders</text:span><text:span text:style-name="T36">.</text:span></text:p>
          <text:p text:style-name="P48"><text:span text:style-name="T36"/></text:p>
        </text:list-item>
      </text:list>
      <text:p text:style-name="P50"><text:span text:style-name="T36"><text:tab/></text:span><text:span text:style-name="T37">Note: does not install dependencies into global libraries.</text:span></text:p>
      <text:p text:style-name="P36"/>
      <text:p text:style-name="P37"><text:tab/><text:span text:style-name="T11">get -install package]</text:span></text:p>
      <text:p text:style-name="P37"><text:span text:style-name="T11"/></text:p>
      <text:p text:style-name="P37"><text:span text:style-name="T18"><text:tab/><text:tab/>gpm </text:span><text:span text:style-name="T19">get</text:span><text:span text:style-name="T18"> </text:span><text:span text:style-name="T17">-install </text:span><text:span text:style-name="T18">github.com/coolpackage/cool.tar.gz</text:span></text:p>
      <text:p text:style-name="P39"><text:span text:style-name="T17"/></text:p>
      <text:list xml:id="list521389767" text:style-name="L7">
        <text:list-item>
          <text:p text:style-name="P14"><text:span text:style-name="T47">Downloads remote package </text:span></text:p>
          <text:p text:style-name="P14"><text:span text:style-name="T47"/></text:p>
        </text:list-item>
        <text:list-item>
          <text:p text:style-name="P16"><text:span text:style-name="T47">Copies files from dist/exec and dist/lib into $HOME/.grace/bin/minigrace/$NAME $HOME/.grace/lib/grace-modules/$NAME respectively. </text:span></text:p>
        </text:list-item>
      </text:list>
      <text:p text:style-name="P15"><text:span text:style-name="T47"/></text:p>
      <text:p text:style-name="P15"><text:span text:style-name="T47"><text:tab/>Note: install and build can be applied as separate commands that can be applied to a <text:tab/><text:tab/>previously downloaded (non remote) tarball</text:span></text:p>
      <text:p text:style-name="P38"/>
      <text:p text:style-name="P4"><text:span text:style-name="T51">B</text:span><text:span text:style-name="T42">.<text:tab/></text:span><text:span text:style-name="T47">bundle</text:span></text:p>
      <text:p text:style-name="P4"><text:span text:style-name="T47"/></text:p>
      <text:p text:style-name="P4"><text:span text:style-name="T47"><text:tab/>bundle [directory]</text:span></text:p>
      <text:p text:style-name="P40"/>
      <text:p text:style-name="P5"><text:span text:style-name="T43"><text:tab/></text:span><text:span text:style-name="T6">Example:</text:span></text:p>
      <text:p text:style-name="P19"/>
      <text:p text:style-name="P5"><text:span text:style-name="T6"><text:tab/><text:tab/></text:span><text:span text:style-name="T44">%gpm bundle </text:span><text:span text:style-name="T47">[package]</text:span></text:p>
      <text:p text:style-name="P31"/>
      <text:list xml:id="list1744828237" text:style-name="L3">
        <text:list-item>
          <text:p text:style-name="P47"><text:span text:style-name="T48">Takes folder with pkg.grace file and </text:span><text:span text:style-name="T49">new package name</text:span><text:span text:style-name="T48"> as arguments. If pkg.grace file not found, error displayed.</text:span></text:p>
          <text:p text:style-name="P47"><text:span text:style-name="T48"/></text:p>
        </text:list-item>
        <text:list-item>
          <text:p text:style-name="P47"><text:span text:style-name="T48">Default option pulls in all local modules (</text:span><text:span text:style-name="T49">that is, modules required by .grace files within folder than are located </text:span><text:span text:style-name="T48">on local system).</text:span></text:p>
          <text:p text:style-name="P47"><text:span text:style-name="T48"/></text:p>
        </text:list-item>
        <text:list-item>
          <text:p text:style-name="P49"><text:span text:style-name="T38">“–static” option pulls in all </text:span><text:span text:style-name="T39">local AND</text:span><text:span text:style-name="T38"> remote dependencies (</text:span><text:span text:style-name="T39">e.g. </text:span><text:span text:style-name="T38">http://dep.com/dep.grace). </text:span><text:span text:style-name="T40">C</text:span><text:span text:style-name="T39">hecks pkg.grace to ensure found dependencies match those specified.</text:span></text:p>
          <text:p text:style-name="P49"><text:span text:style-name="T39"/></text:p>
        </text:list-item>
        <text:list-item>
          <text:p text:style-name="P45">Tars folder and all additional modules/dependencies and pkg.grace file into single package that can be downloaded and installed. </text:p>
        </text:list-item>
      </text:list>
      <text:p text:style-name="P43"><text:span text:style-name="T6"/></text:p>
      <text:p text:style-name="P42"><text:span text:style-name="T51">C</text:span><text:span text:style-name="T42">.<text:tab/></text:span><text:span text:style-name="T50">list</text:span></text:p>
      <text:p text:style-name="P42"><text:span text:style-name="T47"/></text:p>
      <text:p text:style-name="P12"><text:span text:style-name="T5"><text:tab/></text:span><text:span text:style-name="T6">Example:</text:span></text:p>
      <text:p text:style-name="P12"><text:span text:style-name="T6"/></text:p>
      <text:p text:style-name="P12"><text:span text:style-name="T6"><text:tab/><text:tab/></text:span><text:span text:style-name="T44">%gpm </text:span><text:span text:style-name="T50">list</text:span></text:p>
      <text:p text:style-name="P12"><text:span text:style-name="T50"/></text:p>
      <text:p text:style-name="P12"><text:span text:style-name="T50"><text:tab/>1. Lists all installed packages</text:span></text:p>
      <text:p text:style-name="P9"><text:soft-page-break/><text:span text:style-name="T51">Minigrace</text:span><text:span text:style-name="T52">: The</text:span><text:span text:style-name="T51"> Library</text:span></text:p>
      <text:p text:style-name="P9"><text:span text:style-name="T51"/></text:p>
      <text:list xml:id="list753212914" text:style-name="L8">
        <text:list-item>
          <text:p text:style-name="P17"><text:span text:style-name="T51">Minigrace currently opens multiple instances of the compiler program to perform execution of multiple tasks.</text:span></text:p>
        </text:list-item>
        <text:list-item>
          <text:p text:style-name="P17"><text:span text:style-name="T51">Compiler stores global state in util.grace.</text:span></text:p>
        </text:list-item>
        <text:list-item>
          <text:p text:style-name="P17"><text:span text:style-name="T51">In order to enable minigrace to be imported as a library, this global state needs to be decouple.</text:span></text:p>
        </text:list-item>
      </text:list>
      <text:p text:style-name="P20"><text:span text:style-name="T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AR PL KaitiM GB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f</meta:initial-creator>
    <meta:creation-date>2013-12-04T13:55:31</meta:creation-date>
    <dc:date>2014-02-07T11:56:55</dc:date>
    <dc:creator>c f</dc:creator>
    <meta:editing-duration>PT38M</meta:editing-duration>
    <meta:editing-cycles>8</meta:editing-cycles>
    <meta:generator>LibreOffice/3.6$Linux_X86_64 LibreOffice_project/58f22d5-270d05a-e2abed1-ea17a85-9b5702</meta:generator>
    <meta:document-statistic meta:table-count="0" meta:image-count="0" meta:object-count="0" meta:page-count="3" meta:paragraph-count="63" meta:word-count="490" meta:character-count="3384" meta:non-whitespace-character-count="2895"/>
  </office:meta>
</office:document-meta>
</file>